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Es gibt ein </mtext>
            <mrow>
              <mi>c</mi>
              <mo stretchy="false">&gt;</mo>
              <mn>0</mn>
            </mrow>
            <mtext> so daß</mtext>
          </mrow>
        </mtd>
      </mtr>
      <mtr>
        <mtd>
          <mrow>
            <mrow>
              <mo stretchy="false">∥</mo>
              <mrow>
                <mi>A</mi>
                <mo stretchy="false">α</mo>
              </mrow>
              <mo stretchy="false">∥</mo>
            </mrow>
            <mrow>
              <mi/>
              <mo stretchy="false">≤</mo>
              <mi/>
            </mrow>
            <mi>c</mi>
            <mrow>
              <mo stretchy="false">∥</mo>
              <mrow>
                <mo stretchy="false">α</mo>
              </mrow>
              <mo stretchy="false">∥</mo>
            </mrow>
            <mi/>
            <mo stretchy="false">∀</mo>
            <mi/>
            <mfenced open="∣" close="〉">
              <mrow>
                <mo stretchy="false">α</mo>
              </mrow>
            </mfenced>
            <mrow>
              <mi/>
              <mo stretchy="false">∈</mo>
              <mi/>
            </mrow>
            <msub>
              <mi>D</mi>
              <mi>A</mi>
            </msub>
          </mrow>
        </mtd>
      </mtr>
    </mtable>
    <annotation encoding="StarMath 5.0">"Es gibt ein " c&gt;0 " so daß" newline
ldline A %ialpha rdline ` &lt;= ` c ldline %ialpha rdline ~~ forall ~ left lline %ialpha right rangle `in` D_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4:36:41.731000000</meta:creation-date>
    <meta:generator>LibreOffice/4.1.4.2$Windows_x86 LibreOffice_project/0a0440ccc0227ad9829de5f46be37cfb6edcf72</meta:generator>
  </office:meta>
</office:document-meta>
</file>